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300 A mausa</text:span></text:p>
        </text:list-item>
        <text:list-item>
          <text:p text:style-name="P1"><text:span text:style-name="T1">25 lata</text:span></text:p>
        </text:list-item>
        <text:list-item>
          <text:p text:style-name="P1"><text:span text:style-name="T1">30 sadhangi b</text:span></text:p>
        </text:list-item>
        <text:list-item>
          <text:p text:style-name="P1"><text:span text:style-name="T1">210 mr white</text:span></text:p>
        </text:list-item>
        <text:list-item>
          <text:p text:style-name="P1"><text:span text:style-name="T1">50 agri- chiku</text:span></text:p>
        </text:list-item>
        <text:list-item>
          <text:p text:style-name="P1"><text:span text:style-name="T1">60 villan</text:span></text:p>
        </text:list-item>
      </text:list>
      <text:p text:style-name="P2"><text:span text:style-name="T1">_____________________________</text:span></text:p>
      <text:p text:style-name="P2"><text:span text:style-name="T2">23-24 -&gt; </text:span></text:p>
      <text:p text:style-name="P2"><text:span text:style-name="T2">jobra 10 </text:span></text:p>
      <text:p text:style-name="P2"><text:span text:style-name="T2">bhutumundai 10</text:span></text:p>
      <text:p text:style-name="P2"><text:span text:style-name="T2">sankheswara 20</text:span></text:p>
      <text:p text:style-name="P2"><text:span text:style-name="T2">m janga 20</text:span></text:p>
      <text:p text:style-name="P2"><text:span text:style-name="T2">k nagara 10</text:span></text:p>
      <text:p text:style-name="P2"><text:span text:style-name="T2">-___________________________</text:span></text:p>
      <text:p text:style-name="P2"><text:span text:style-name="T2"/></text:p>
      <text:p text:style-name="P2"><text:span text:style-name="T2">gop 10</text:span></text:p>
      <text:p text:style-name="P2"><text:span text:style-name="T2">balunga 20 + 10</text:span></text:p>
      <text:p text:style-name="P2"><text:span text:style-name="T2">kakatpur 10</text:span></text:p>
      <text:p text:style-name="P2"><text:span text:style-name="T2">m para 10</text:span></text:p>
      <text:p text:style-name="P2"><text:span text:style-name="T2">bali panta<text:s text:c="2"/>10</text:span></text:p>
      <text:p text:style-name="P2"><text:span text:style-name="T2">______________________________</text:span></text:p>
      <text:p text:style-name="P2"><text:span text:style-name="T2">mallik operation<text:s text:c="2"/>20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